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8240" draw:style-name="a0" draw:name="Imagen 3" text:anchor-type="paragraph" svg:x="0.51364in" svg:y="3.35581in" svg:width="8.56042in" svg:height="2.5in" style:rel-width="scale" style:rel-height="scale"><draw:image xlink:href="media/image1.emf" xlink:type="simple" xlink:show="embed" xlink:actuate="onLoad"/><svg:title/><svg:desc/></draw:frame><draw:frame draw:style-name="a1" draw:name="Imagen 2" text:anchor-type="as-char" svg:x="0in" svg:y="0in" svg:width="10in" svg:height="2.67708in" style:rel-width="scale" style:rel-height="scale"><draw:image xlink:href="media/image2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5-05T16:12:00Z</meta:creation-date>
    <dc:date>2023-05-06T06:23:00Z</dc:date>
    <meta:print-date>2023-05-05T17:26:00Z</meta:print-date>
    <meta:template xlink:href="Normal" xlink:type="simple"/>
    <meta:editing-cycles>1</meta:editing-cycles>
    <meta:editing-duration>PT4740S</meta:editing-duration>
    <meta:document-statistic meta:page-count="1" meta:paragraph-count="1" meta:word-count="0" meta:character-count="2" meta:row-count="1" meta:non-whitespace-character-count="2"/>
  </office:meta>
</office:document-meta>
</file>